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878" officeooo:paragraph-rsid="0002a878"/>
    </style:style>
    <style:style style:name="P2" style:family="paragraph" style:parent-style-name="Standard">
      <style:text-properties officeooo:rsid="00042dda" officeooo:paragraph-rsid="00042dda"/>
    </style:style>
    <style:style style:name="P3" style:family="paragraph" style:parent-style-name="Standard">
      <style:text-properties officeooo:rsid="0005094a" officeooo:paragraph-rsid="0005094a"/>
    </style:style>
    <style:style style:name="T1" style:family="text">
      <style:text-properties officeooo:rsid="00042dda"/>
    </style:style>
    <style:style style:name="T2" style:family="text">
      <style:text-properties officeooo:rsid="0005094a"/>
    </style:style>
    <style:style style:name="T3" style:family="text">
      <style:text-properties officeooo:rsid="00057cdc"/>
    </style:style>
    <style:style style:name="T4" style:family="text">
      <style:text-properties officeooo:rsid="00069620"/>
    </style:style>
    <style:style style:name="T5" style:family="text">
      <style:text-properties officeooo:rsid="00079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does PHP stand for?</text:p>
      <text:p text:style-name="P1">&gt;<text:span text:style-name="T4">A)</text:span> <text:s/>Both i &amp; ii</text:p>
      <text:p text:style-name="P1"/>
      <text:p text:style-name="P1">2. who is the father of PHP</text:p>
      <text:p text:style-name="P1">&gt;<text:span text:style-name="T4">A)</text:span> Rasmus Lerdof</text:p>
      <text:p text:style-name="P1"/>
      <text:p text:style-name="P1">3. PHP file have a default file extension of ___</text:p>
      <text:p text:style-name="P1">&gt; <text:span text:style-name="T4">C) </text:span>.php</text:p>
      <text:p text:style-name="P1"/>
      <text:p text:style-name="P1">4. A php script should start with __ and with__</text:p>
      <text:p text:style-name="P1">&gt; <text:span text:style-name="T4">D)</text:span> <text:span text:style-name="T1">&lt;?php ?&gt;</text:span></text:p>
      <text:p text:style-name="P2"/>
      <text:p text:style-name="P2">5. which of the looping statements is /are supported by php</text:p>
      <text:p text:style-name="P2">&gt;<text:span text:style-name="T4">C) </text:span><text:s/>all of the mentioned </text:p>
      <text:p text:style-name="P2"/>
      <text:p text:style-name="P2">6. which <text:s/>of the following is/are a php code editor</text:p>
      <text:p text:style-name="P2">&gt; <text:span text:style-name="T4">B)</text:span> all of the mentioned </text:p>
      <text:p text:style-name="P2"/>
      <text:p text:style-name="P2">7.which of the following must be installed on your computer so as to run php script</text:p>
      <text:p text:style-name="P2">&gt; <text:span text:style-name="T4">D)</text:span> <text:span text:style-name="T2">ii &amp; iii</text:span></text:p>
      <text:p text:style-name="P2"/>
      <text:p text:style-name="P3">8. we can use __of <text:s/>to comment a single <text:s/>line</text:p>
      <text:p text:style-name="P3">&gt; <text:span text:style-name="T4">C) </text:span><text:s/>ii ,iii, iv</text:p>
      <text:p text:style-name="P3"/>
      <text:p text:style-name="P3">9. which of the below symbols is a newline character</text:p>
      <text:p text:style-name="P3">&gt;<text:span text:style-name="T4">B) </text:span><text:s/><text:span text:style-name="T5">\</text:span>n</text:p>
      <text:p text:style-name="P3"/>
      <text:p text:style-name="P3">10. which of the following php <text:s/>statement will store 111 in variable num?</text:p>
      <text:p text:style-name="P3">&gt;<text:span text:style-name="T4">C)</text:span> <text:s/><text:span text:style-name="T3">only i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23:02.978022368</meta:creation-date>
    <dc:date>2019-07-20T11:19:48.759066413</dc:date>
    <meta:editing-duration>PT14M4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144" meta:character-count="669" meta:non-whitespace-character-count="534"/>
  </office:meta>
</office:document-meta>
</file>